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Lucida Sans1" svg:font-family="'Lucida Sans'"/>
    <style:font-face style:name="OpenSymbol" svg:font-family="OpenSymbol"/>
    <style:font-face style:name="SimSun" svg:font-family="SimSun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style:vertical-align="middle" fo:padding="0.097cm" fo:border="0.018cm solid #666666"/>
    </style:style>
    <style:style style:name="Tabla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.D1" style:family="table-cell">
      <style:table-cell-properties style:vertical-align="middle" fo:padding="0.097cm" fo:border="0.018cm solid #666666"/>
    </style:style>
    <style:style style:name="Tabla1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3.D1" style:family="table-cell">
      <style:table-cell-properties style:vertical-align="middle" fo:padding="0.097cm" fo:border="0.018cm solid #666666"/>
    </style:style>
    <style:style style:name="Tabla103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3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56.D1" style:family="table-cell">
      <style:table-cell-properties fo:padding="0.097cm" fo:border="0.018cm solid #666666"/>
    </style:style>
    <style:style style:name="Tabla15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56.C2" style:family="table-cell">
      <style:table-cell-properties fo:padding="0.097cm" fo:border-left="0.018cm solid #666666" fo:border-right="none" fo:border-top="none" fo:border-bottom="0.018cm solid #666666"/>
    </style:style>
    <style:style style:name="Tabla15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5.D1" style:family="table-cell">
      <style:table-cell-properties style:vertical-align="middle" fo:padding="0.097cm" fo:border="0.018cm solid #666666"/>
    </style:style>
    <style:style style:name="Tabla24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5.C2" style:family="table-cell">
      <style:table-cell-properties fo:padding="0.097cm" fo:border-left="0.018cm solid #666666" fo:border-right="none" fo:border-top="none" fo:border-bottom="0.018cm solid #666666"/>
    </style:style>
    <style:style style:name="Tabla24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79.D1" style:family="table-cell">
      <style:table-cell-properties style:vertical-align="middle" fo:padding="0.097cm" fo:border="0.018cm solid #666666"/>
    </style:style>
    <style:style style:name="Tabla37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79.C2" style:family="table-cell">
      <style:table-cell-properties fo:padding="0.097cm" fo:border-left="0.018cm solid #666666" fo:border-right="none" fo:border-top="none" fo:border-bottom="0.018cm solid #666666"/>
    </style:style>
    <style:style style:name="Tabla37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46" style:family="table">
      <style:table-properties style:width="12.513cm" fo:margin-left="0.011cm" fo:margin-right="0.326cm" table:align="margins"/>
    </style:style>
    <style:style style:name="Tabla246.A" style:family="table-column">
      <style:table-column-properties style:column-width="1.923cm" style:rel-column-width="10069*"/>
    </style:style>
    <style:style style:name="Tabla246.B" style:family="table-column">
      <style:table-column-properties style:column-width="2.522cm" style:rel-column-width="13210*"/>
    </style:style>
    <style:style style:name="Tabla246.C" style:family="table-column">
      <style:table-column-properties style:column-width="3.972cm" style:rel-column-width="20804*"/>
    </style:style>
    <style:style style:name="Tabla246.D" style:family="table-column">
      <style:table-column-properties style:column-width="4.096cm" style:rel-column-width="21452*"/>
    </style:style>
    <style:style style:name="Tabla24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6.D1" style:family="table-cell">
      <style:table-cell-properties fo:padding="0.097cm" fo:border="0.018cm solid #666666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5.D1" style:family="table-cell">
      <style:table-cell-properties fo:padding="0.097cm" fo:border="0.018cm solid #666666"/>
    </style:style>
    <style:style style:name="Tabla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.C2" style:family="table-cell">
      <style:table-cell-properties fo:padding="0.097cm" fo:border-left="0.018cm solid #666666" fo:border-right="none" fo:border-top="none" fo:border-bottom="0.018cm solid #666666"/>
    </style:style>
    <style:style style:name="Tabla5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7.D1" style:family="table-cell">
      <style:table-cell-properties style:vertical-align="middle" fo:padding="0.097cm" fo:border="0.018cm solid #666666"/>
    </style:style>
    <style:style style:name="Tabla19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97.C2" style:family="table-cell">
      <style:table-cell-properties fo:padding="0.097cm" fo:border-left="0.018cm solid #666666" fo:border-right="none" fo:border-top="none" fo:border-bottom="0.018cm solid #666666"/>
    </style:style>
    <style:style style:name="Tabla19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2.D1" style:family="table-cell">
      <style:table-cell-properties fo:padding="0.097cm" fo:border="0.018cm solid #666666"/>
    </style:style>
    <style:style style:name="Tabla7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2.C2" style:family="table-cell">
      <style:table-cell-properties fo:padding="0.097cm" fo:border-left="0.018cm solid #666666" fo:border-right="none" fo:border-top="none" fo:border-bottom="0.018cm solid #666666"/>
    </style:style>
    <style:style style:name="Tabla7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7.D1" style:family="table-cell">
      <style:table-cell-properties style:vertical-align="middle" fo:padding="0.097cm" fo:border="0.018cm solid #666666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9.D1" style:family="table-cell">
      <style:table-cell-properties fo:padding="0.097cm" fo:border="0.018cm solid #666666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6.D1" style:family="table-cell">
      <style:table-cell-properties style:vertical-align="bottom" fo:padding="0.097cm" fo:border="0.018cm solid #666666"/>
    </style:style>
    <style:style style:name="Tabla386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8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6.D1" style:family="table-cell">
      <style:table-cell-properties fo:padding="0.097cm" fo:border="0.018cm solid #666666"/>
    </style:style>
    <style:style style:name="Tabla7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6.C2" style:family="table-cell">
      <style:table-cell-properties fo:padding="0.097cm" fo:border-left="0.018cm solid #666666" fo:border-right="none" fo:border-top="none" fo:border-bottom="0.018cm solid #666666"/>
    </style:style>
    <style:style style:name="Tabla7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3.D1" style:family="table-cell">
      <style:table-cell-properties style:vertical-align="middle" fo:padding="0.097cm" fo:border="0.018cm solid #666666"/>
    </style:style>
    <style:style style:name="Tabla101" style:family="table">
      <style:table-properties style:width="12.517cm" fo:margin-left="0.009cm" fo:margin-right="0.325cm" table:align="margins"/>
    </style:style>
    <style:style style:name="Tabla101.A" style:family="table-column">
      <style:table-column-properties style:column-width="1.917cm" style:rel-column-width="10038*"/>
    </style:style>
    <style:style style:name="Tabla101.B" style:family="table-column">
      <style:table-column-properties style:column-width="2.506cm" style:rel-column-width="13123*"/>
    </style:style>
    <style:style style:name="Tabla101.C" style:family="table-column">
      <style:table-column-properties style:column-width="3.976cm" style:rel-column-width="20816*"/>
    </style:style>
    <style:style style:name="Tabla101.D" style:family="table-column">
      <style:table-column-properties style:column-width="4.117cm" style:rel-column-width="21558*"/>
    </style:style>
    <style:style style:name="Tabla10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01.D1" style:family="table-cell">
      <style:table-cell-properties fo:padding="0.097cm" fo:border="0.018cm solid #666666"/>
    </style:style>
    <style:style style:name="Tabla10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02" style:family="table">
      <style:table-properties style:width="12.49cm" fo:margin-left="0.005cm" fo:margin-right="0.355cm" table:align="margins"/>
    </style:style>
    <style:style style:name="Tabla102.A" style:family="table-column">
      <style:table-column-properties style:column-width="1.961cm" style:rel-column-width="10291*"/>
    </style:style>
    <style:style style:name="Tabla102.B" style:family="table-column">
      <style:table-column-properties style:column-width="2.554cm" style:rel-column-width="13401*"/>
    </style:style>
    <style:style style:name="Tabla102.C" style:family="table-column">
      <style:table-column-properties style:column-width="3.903cm" style:rel-column-width="20481*"/>
    </style:style>
    <style:style style:name="Tabla102.D" style:family="table-column">
      <style:table-column-properties style:column-width="4.071cm" style:rel-column-width="21362*"/>
    </style:style>
    <style:style style:name="Tabla10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02.D1" style:family="table-cell">
      <style:table-cell-properties fo:padding="0.097cm" fo:border="0.018cm solid #666666"/>
    </style:style>
    <style:style style:name="Tabla102.C2" style:family="table-cell">
      <style:table-cell-properties fo:padding="0.097cm" fo:border-left="0.018cm solid #666666" fo:border-right="none" fo:border-top="none" fo:border-bottom="0.018cm solid #666666"/>
    </style:style>
    <style:style style:name="Tabla10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02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52" style:family="table">
      <style:table-properties style:width="12.49cm" fo:margin-left="0.005cm" fo:margin-right="0.355cm" table:align="margins"/>
    </style:style>
    <style:style style:name="Tabla152.A" style:family="table-column">
      <style:table-column-properties style:column-width="1.983cm" style:rel-column-width="10402*"/>
    </style:style>
    <style:style style:name="Tabla152.B" style:family="table-column">
      <style:table-column-properties style:column-width="2.492cm" style:rel-column-width="13077*"/>
    </style:style>
    <style:style style:name="Tabla152.C" style:family="table-column">
      <style:table-column-properties style:column-width="3.944cm" style:rel-column-width="20694*"/>
    </style:style>
    <style:style style:name="Tabla152.D" style:family="table-column">
      <style:table-column-properties style:column-width="4.071cm" style:rel-column-width="21362*"/>
    </style:style>
    <style:style style:name="Tabla15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2.D1" style:family="table-cell">
      <style:table-cell-properties style:vertical-align="middle" fo:padding="0.097cm" fo:border="0.018cm solid #666666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32.D1" style:family="table-cell">
      <style:table-cell-properties style:vertical-align="middle" fo:padding="0.097cm" fo:border="0.018cm solid #666666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02.D1" style:family="table-cell">
      <style:table-cell-properties fo:padding="0.097cm" fo:border="0.018cm solid #666666"/>
    </style:style>
    <style:style style:name="Tabla20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2.C2" style:family="table-cell">
      <style:table-cell-properties fo:padding="0.097cm" fo:border-left="0.018cm solid #666666" fo:border-right="none" fo:border-top="none" fo:border-bottom="0.018cm solid #666666"/>
    </style:style>
    <style:style style:name="Tabla20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1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line-height="100%"/>
      <style:text-properties style:font-name="Arial" fo:font-size="11pt" style:font-name-asian="Hiragino Maru Gothic Pro" style:font-size-asian="11pt" style:font-size-complex="11pt"/>
    </style:style>
    <style:style style:name="P15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6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8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21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22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/>
      <style:text-properties fo:color="#000000" style:font-name="Arial" fo:font-size="11pt" style:font-name-asian="Arial" style:font-size-asian="11pt" style:font-size-complex="11pt"/>
    </style:style>
    <style:style style:name="P25" style:family="paragraph" style:parent-style-name="Table_20_Contents">
      <style:paragraph-properties fo:line-height="100%"/>
      <style:text-properties fo:color="#000000" style:font-name="Arial" fo:font-size="9pt" style:font-name-asian="Arial" style:font-size-asian="9pt" style:font-size-complex="9pt"/>
    </style:style>
    <style:style style:name="P26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29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3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33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34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line-height="100%"/>
      <style:text-properties style:use-window-font-color="true" style:font-name="Arial" fo:font-size="9pt" style:font-name-asian="Arial" style:font-size-asian="9pt" style:font-size-complex="9pt"/>
    </style:style>
    <style:style style:name="P3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P37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9pt" style:font-name-asian="Arial" style:font-size-asian="9pt" style:font-name-complex="ArialMT" style:font-size-complex="9pt"/>
    </style:style>
    <style:style style:name="P38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39" style:family="paragraph" style:parent-style-name="Standard">
      <style:paragraph-properties fo:line-height="100%"/>
    </style:style>
    <style:style style:name="P40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line-height="100%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2pt" style:font-name-asian="Hiragino Maru Gothic Pro" style:font-size-asian="12pt" style:font-size-complex="12pt"/>
    </style:style>
    <style:style style:name="T3" style:family="text">
      <style:text-properties style:use-window-font-color="true" fo:font-size="11pt" style:font-name-asian="Hiragino Maru Gothic Pro" style:font-size-asian="11pt" style:font-size-complex="11pt"/>
    </style:style>
    <style:style style:name="T4" style:family="text">
      <style:text-properties style:use-window-font-color="true" fo:font-size="11pt" style:font-name-asian="Hiragino Maru Gothic Pro" style:font-size-asian="11pt" style:font-name-complex="HiraKakuProN-W3" style:font-size-complex="11pt"/>
    </style:style>
    <style:style style:name="T5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6" style:family="text">
      <style:text-properties style:use-window-font-color="true" fo:font-size="9pt" style:font-size-asian="9pt" style:font-name-complex="ArialMT" style:font-size-complex="9pt"/>
    </style:style>
    <style:style style:name="T7" style:family="text">
      <style:text-properties fo:color="#000000" fo:font-size="12pt" style:font-name-asian="Hiragino Maru Gothic Pro" style:font-size-asian="12pt" style:font-size-complex="12pt"/>
    </style:style>
    <style:style style:name="T8" style:family="text">
      <style:text-properties fo:color="#000000" fo:font-size="11pt" style:font-name-asian="Hiragino Maru Gothic Pro" style:font-size-asian="11pt" style:font-size-complex="11pt"/>
    </style:style>
    <style:style style:name="T9" style:family="text">
      <style:text-properties fo:color="#000000" fo:font-size="9pt" style:font-size-asian="9pt" style:font-size-complex="9pt"/>
    </style:style>
    <style:style style:name="T10" style:family="text">
      <style:text-properties fo:font-size="12pt" style:font-name-asian="Hiragino Maru Gothic Pro" style:font-size-asian="12pt" style:font-size-complex="12pt"/>
    </style:style>
    <style:style style:name="T11" style:family="text">
      <style:text-properties style:font-name="Arial" fo:font-size="9pt" style:font-name-asian="Arial" style:font-size-asian="9pt" style:font-size-complex="9pt"/>
    </style:style>
    <style:style style:name="T12" style:family="text">
      <style:text-properties style:font-name-asian="Hiragino Maru Gothic Pro"/>
    </style:style>
    <style:style style:name="T13" style:family="text">
      <style:text-properties fo:font-size="11pt" style:font-name-asian="Hiragino Maru Gothic Pro" style:font-size-asian="11pt" style:font-size-complex="11pt"/>
    </style:style>
    <style:style style:name="T14" style:family="text">
      <style:text-properties fo:font-size="11pt" style:font-name-asian="Hiragino Maru Gothic Pro" style:font-size-asian="11pt" style:font-name-complex="HiraKakuProN-W3" style:font-size-complex="11pt"/>
    </style:style>
    <style:style style:name="T15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6" style:family="text">
      <style:text-properties fo:color="#ff3333" fo:font-size="11pt" style:font-name-asian="Hiragino Maru Gothic Pro" style:font-size-asian="11pt" style:font-size-complex="11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style:style style:name="T20" style:family="text">
      <style:text-properties fo:font-size="9pt" style:font-name-asian="Arial" style:font-size-asian="9pt" style:font-size-complex="9pt"/>
    </style:style>
    <style:style style:name="T21" style:family="text">
      <style:text-properties fo:font-size="9pt" style:font-name-asian="Hiragino Maru Gothic Pro" style:font-size-asian="9pt" style:font-size-complex="9pt"/>
    </style:style>
    <style:style style:name="T22" style:family="text">
      <style:text-properties fo:color="#000066" style:font-name="Courier" fo:font-size="9pt" style:font-size-asian="9pt" style:font-size-complex="9pt"/>
    </style:style>
    <style:style style:name="T23" style:family="text">
      <style:text-properties fo:color="#000066" style:font-name="Courier" fo:font-size="9pt" style:font-name-asian="Arial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NATURALEZA - PAISAJE</text:p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12">空</text:p>
          </table:table-cell>
          <table:table-cell table:style-name="Tabla1.A1" office:value-type="string">
            <text:p text:style-name="P43">そら · ぞら</text:p>
          </table:table-cell>
          <table:table-cell table:style-name="Tabla1.C1" office:value-type="string">
            <text:p text:style-name="P11"><text:ruby text:style-name="Ru1"><text:ruby-base><text:span text:style-name="T13">空</text:span></text:ruby-base><text:ruby-text>そら</text:ruby-text></text:ruby><text:span text:style-name="T17"> <text:s text:c="17"/>　　 <text:s text:c="3"/>cielo</text:span></text:p>
          </table:table-cell>
          <table:table-cell table:style-name="Tabla1.D1" office:value-type="string">
            <text:p text:style-name="P11"><text:ruby text:style-name="Ru1"><text:ruby-base><text:span text:style-name="T13">星</text:span></text:ruby-base><text:ruby-text>ほし</text:ruby-text></text:ruby><text:ruby text:style-name="Ru1"><text:ruby-base><text:span text:style-name="T5">空</text:span></text:ruby-base><text:ruby-text>ぞら</text:ruby-text></text:ruby><text:span text:style-name="T17"> <text:s text:c="9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13">あ</text:p>
          </table:table-cell>
          <table:table-cell table:style-name="Tabla1.B2" office:value-type="string">
            <text:p text:style-name="P31"><text:ruby text:style-name="Ru1"><text:ruby-base><text:span text:style-name="T13">空</text:span></text:ruby-base><text:ruby-text>あ</text:ruby-text></text:ruby><text:span text:style-name="T13">ける</text:span><text:span text:style-name="T11">　 <text:s text:c="15"/>vaciar</text:span></text:p>
          </table:table-cell>
          <table:table-cell table:style-name="Tabla1.D2" office:value-type="string">
            <text:p text:style-name="P31"><text:ruby text:style-name="Ru1"><text:ruby-base><text:span text:style-name="T13">空</text:span></text:ruby-base><text:ruby-text>あ</text:ruby-text></text:ruby><text:span text:style-name="T13">く</text:span><text:span text:style-name="T17">　 <text:s text:c="17"/>vaciarse</text:span></text:p>
          </table:table-cell>
        </table:table-row>
        <table:table-row>
          <table:covered-table-cell/>
          <table:table-cell table:style-name="Tabla1.B2" office:value-type="string">
            <text:p text:style-name="P13">クウ</text:p>
          </table:table-cell>
          <table:table-cell table:style-name="Tabla1.B2" office:value-type="string">
            <text:p text:style-name="P11"><text:ruby text:style-name="Ru1"><text:ruby-base><text:span text:style-name="T13">空</text:span></text:ruby-base><text:ruby-text>くう</text:ruby-text></text:ruby><text:ruby text:style-name="Ru1"><text:ruby-base><text:span text:style-name="T13">気</text:span></text:ruby-base><text:ruby-text>き</text:ruby-text></text:ruby><text:span text:style-name="T17"> <text:s text:c="26"/>aire</text:span></text:p>
          </table:table-cell>
          <table:table-cell table:style-name="Tabla1.D3" office:value-type="string">
            <text:p text:style-name="P16"/>
          </table:table-cell>
        </table:table-row>
      </table:table>
      <text:p text:style-name="P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3" office:value-type="string">
            <text:p text:style-name="P12">晴</text:p>
          </table:table-cell>
          <table:table-cell table:style-name="Tabla15.A1" office:value-type="string">
            <text:p text:style-name="P22">はれ</text:p>
          </table:table-cell>
          <table:table-cell table:style-name="Tabla15.A1" office:value-type="string">
            <text:p text:style-name="P17"><text:ruby text:style-name="Ru1"><text:ruby-base><text:span text:style-name="T13">晴</text:span></text:ruby-base><text:ruby-text>はれ</text:ruby-text></text:ruby><text:span text:style-name="T17"> <text:s text:c="11"/>cielo despejado</text:span></text:p>
          </table:table-cell>
          <table:table-cell table:style-name="Tabla15.D1" office:value-type="string">
            <text:p text:style-name="P33"/>
          </table:table-cell>
        </table:table-row>
        <table:table-row>
          <table:covered-table-cell/>
          <table:table-cell table:style-name="Tabla15.B2" office:value-type="string">
            <text:p text:style-name="P22">は</text:p>
          </table:table-cell>
          <table:table-cell table:style-name="Tabla15.B2" office:value-type="string">
            <text:p text:style-name="P17"><text:ruby text:style-name="Ru1"><text:ruby-base><text:span text:style-name="T14">晴</text:span></text:ruby-base><text:ruby-text>は</text:ruby-text></text:ruby><text:span text:style-name="T14">れ</text:span><text:span text:style-name="T4">る</text:span><text:span text:style-name="T6"> </text:span></text:p>
            <text:p text:style-name="P37"><text:s text:c="12"/>hacer buen tiempo</text:p>
          </table:table-cell>
          <table:table-cell table:style-name="Tabla15.D2" office:value-type="string">
            <text:p text:style-name="P17"/>
          </table:table-cell>
        </table:table-row>
        <table:table-row>
          <table:covered-table-cell/>
          <table:table-cell table:style-name="Tabla15.B2" office:value-type="string">
            <text:p text:style-name="P22">セイ</text:p>
          </table:table-cell>
          <table:table-cell table:style-name="Tabla15.B2" office:value-type="string">
            <text:p text:style-name="P32"><text:ruby text:style-name="Ru1"><text:ruby-base><text:span text:style-name="T13">晴</text:span></text:ruby-base><text:ruby-text>せい</text:ruby-text></text:ruby><text:ruby text:style-name="Ru1"><text:ruby-base><text:span text:style-name="T13">天</text:span></text:ruby-base><text:ruby-text>てん</text:ruby-text></text:ruby><text:span text:style-name="T17">　 </text:span></text:p>
            <text:p text:style-name="P36"><text:s text:c="5"/>buen tiempo (literatura)</text:p>
          </table:table-cell>
          <table:table-cell table:style-name="Tabla15.D2" office:value-type="string">
            <text:p text:style-name="P17"/>
          </table:table-cell>
        </table:table-row>
      </table:table>
      <text:p text:style-name="P26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3" office:value-type="string">
            <text:p text:style-name="P12">岸</text:p>
          </table:table-cell>
          <table:table-cell table:style-name="Tabla103.A1" table:number-rows-spanned="2" office:value-type="string">
            <text:p text:style-name="P13">きし · ぎし</text:p>
          </table:table-cell>
          <table:table-cell table:style-name="Tabla103.A1" office:value-type="string">
            <text:p text:style-name="P31"><text:ruby text:style-name="Ru1"><text:ruby-base><text:span text:style-name="T13">岸</text:span></text:ruby-base><text:ruby-text>きし</text:ruby-text></text:ruby><text:span text:style-name="T17"> <text:s text:c="28"/>orilla</text:span></text:p>
          </table:table-cell>
          <table:table-cell table:style-name="Tabla103.D1" office:value-type="string">
            <text:p text:style-name="P32"><text:ruby text:style-name="Ru1"><text:ruby-base><text:span text:style-name="T13">向</text:span></text:ruby-base><text:ruby-text>む</text:ruby-text></text:ruby><text:span text:style-name="T13">こう</text:span><text:ruby text:style-name="Ru1"><text:ruby-base><text:span text:style-name="T13">岸</text:span></text:ruby-base><text:ruby-text>ぎし</text:ruby-text></text:ruby><text:span text:style-name="T17"> <text:s text:c="2"/>orilla contraria</text:span></text:p>
          </table:table-cell>
        </table:table-row>
        <table:table-row>
          <table:covered-table-cell/>
          <table:covered-table-cell/>
          <table:table-cell table:style-name="Tabla103.C2" office:value-type="string">
            <text:p text:style-name="P17"><text:ruby text:style-name="Ru1"><text:ruby-base><text:span text:style-name="T13">川</text:span></text:ruby-base><text:ruby-text>かわ</text:ruby-text></text:ruby><text:ruby text:style-name="Ru1"><text:ruby-base><text:span text:style-name="T13">岸</text:span></text:ruby-base><text:ruby-text>ぎし</text:ruby-text></text:ruby><text:span text:style-name="T17"> <text:s text:c="13"/>orilla de río <text:s text:c="9"/></text:span></text:p>
          </table:table-cell>
          <table:table-cell table:style-name="Tabla103.D2" office:value-type="string">
            <text:p text:style-name="P32"><text:span text:style-name="T17"/></text:p>
          </table:table-cell>
        </table:table-row>
        <table:table-row>
          <table:covered-table-cell/>
          <table:table-cell table:style-name="Tabla103.C2" office:value-type="string">
            <text:p text:style-name="Standard">ガン</text:p>
          </table:table-cell>
          <table:table-cell table:style-name="Tabla103.C2" office:value-type="string">
            <text:p text:style-name="P17"><text:ruby text:style-name="Ru1"><text:ruby-base><text:span text:style-name="T13">海</text:span></text:ruby-base><text:ruby-text>かい</text:ruby-text></text:ruby><text:ruby text:style-name="Ru1"><text:ruby-base><text:span text:style-name="T13">岸</text:span></text:ruby-base><text:ruby-text>がん</text:ruby-text></text:ruby><text:span text:style-name="T17"> <text:s text:c="11"/>orilla de mar <text:s text:c="9"/></text:span></text:p>
          </table:table-cell>
          <table:table-cell table:style-name="Tabla103.D2" office:value-type="string">
            <text:p text:style-name="P32"/>
          </table:table-cell>
        </table:table-row>
      </table:table>
      <text:p text:style-name="P1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12">池</text:p>
          </table:table-cell>
          <table:table-cell table:style-name="Tabla156.A1" office:value-type="string">
            <text:p text:style-name="P22">いけ</text:p>
          </table:table-cell>
          <table:table-cell table:style-name="Tabla156.C1" office:value-type="string">
            <text:p text:style-name="P11"><text:ruby text:style-name="Ru1"><text:ruby-base><text:span text:style-name="T13">池</text:span></text:ruby-base><text:ruby-text>いけ</text:ruby-text></text:ruby><text:span text:style-name="T17"> <text:s text:c="21"/>estanque</text:span></text:p>
          </table:table-cell>
          <table:table-cell table:style-name="Tabla156.D1" office:value-type="string">
            <text:p text:style-name="P19"/>
          </table:table-cell>
        </table:table-row>
        <table:table-row>
          <table:covered-table-cell/>
          <table:table-cell table:style-name="Tabla156.B2" office:value-type="string">
            <text:p text:style-name="P23">チ</text:p>
          </table:table-cell>
          <table:table-cell table:style-name="Tabla156.C2" office:value-type="string">
            <text:p text:style-name="P19"><text:ruby text:style-name="Ru1"><text:ruby-base><text:span text:style-name="T13">電</text:span></text:ruby-base><text:ruby-text>でん</text:ruby-text></text:ruby><text:ruby text:style-name="Ru1"><text:ruby-base><text:span text:style-name="T13">池</text:span></text:ruby-base><text:ruby-text>ち</text:ruby-text></text:ruby><text:span text:style-name="T17"> <text:s text:c="24"/>pilas</text:span></text:p>
          </table:table-cell>
          <table:table-cell table:style-name="Tabla156.D2" office:value-type="string">
            <text:p text:style-name="P28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12">星</text:p>
          </table:table-cell>
          <table:table-cell table:style-name="Tabla245.A1" office:value-type="string">
            <text:p text:style-name="P22">ほし</text:p>
          </table:table-cell>
          <table:table-cell table:style-name="Tabla245.A1" office:value-type="string">
            <text:p text:style-name="P11"><text:ruby text:style-name="Ru1"><text:ruby-base><text:span text:style-name="T13">星</text:span></text:ruby-base><text:ruby-text>ほし</text:ruby-text></text:ruby><text:span text:style-name="T17"> <text:s text:c="24"/>estrella</text:span></text:p>
          </table:table-cell>
          <table:table-cell table:style-name="Tabla245.D1" office:value-type="string">
            <text:p text:style-name="P24"><text:span text:style-name="T12">ながれ</text:span><text:ruby text:style-name="Ru1"><text:ruby-base><text:span text:style-name="T12">星</text:span></text:ruby-base><text:ruby-text>ぼし</text:ruby-text></text:ruby><text:span text:style-name="T21"> <text:s text:c="2"/></text:span><text:span text:style-name="T17">estrella fugaz</text:span></text:p>
          </table:table-cell>
        </table:table-row>
        <table:table-row>
          <table:covered-table-cell/>
          <table:table-cell table:style-name="Tabla245.B2" office:value-type="string">
            <text:p text:style-name="P23">セイ</text:p>
          </table:table-cell>
          <table:table-cell table:style-name="Tabla245.C2" office:value-type="string">
            <text:p text:style-name="P21"><text:span text:style-name="T13">わく</text:span><text:ruby text:style-name="Ru1"><text:ruby-base><text:span text:style-name="T13">星</text:span></text:ruby-base><text:ruby-text>せい</text:ruby-text></text:ruby><text:span text:style-name="T17"> <text:s text:c="15"/>planeta</text:span></text:p>
          </table:table-cell>
          <table:table-cell table:style-name="Tabla245.D2" office:value-type="string">
            <text:p text:style-name="P29"><text:ruby text:style-name="Ru1"><text:ruby-base><text:span text:style-name="T8">火</text:span></text:ruby-base><text:ruby-text>か</text:ruby-text></text:ruby><text:ruby text:style-name="Ru1"><text:ruby-base><text:span text:style-name="T8">星</text:span></text:ruby-base><text:ruby-text>せい</text:ruby-text></text:ruby><text:span text:style-name="T9"> <text:s text:c="24"/>Marte</text:span><text:span text:style-name="T17"> </text:span></text:p>
          </table:table-cell>
        </table:table-row>
      </table:table>
      <text:p text:style-name="P26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12">島</text:p>
          </table:table-cell>
          <table:table-cell table:style-name="Tabla379.A1" office:value-type="string">
            <text:p text:style-name="P13">しま</text:p>
          </table:table-cell>
          <table:table-cell table:style-name="Tabla379.A1" office:value-type="string">
            <text:p text:style-name="P10"><text:ruby text:style-name="Ru1"><text:ruby-base><text:span text:style-name="T10">島</text:span></text:ruby-base><text:ruby-text>しま</text:ruby-text></text:ruby><text:span text:style-name="T21"> <text:s text:c="2"/></text:span><text:span text:style-name="T17"><text:s text:c="28"/>isla</text:span></text:p>
          </table:table-cell>
          <table:table-cell table:style-name="Tabla379.D1" office:value-type="string">
            <text:p text:style-name="P17"><text:s text:c="10"/></text:p>
          </table:table-cell>
        </table:table-row>
        <table:table-row>
          <table:covered-table-cell/>
          <table:table-cell table:style-name="Tabla379.B2" office:value-type="string">
            <text:p text:style-name="P23">トウ</text:p>
          </table:table-cell>
          <table:table-cell table:style-name="Tabla379.C2" office:value-type="string">
            <text:p text:style-name="P18"><text:ruby text:style-name="Ru1"><text:ruby-base><text:span text:style-name="T10">半</text:span></text:ruby-base><text:ruby-text>はん</text:ruby-text></text:ruby><text:ruby text:style-name="Ru1"><text:ruby-base><text:span text:style-name="T10">島</text:span></text:ruby-base><text:ruby-text>とう</text:ruby-text></text:ruby><text:span text:style-name="T17"> <text:s text:c="16"/>península</text:span></text:p>
          </table:table-cell>
          <table:table-cell table:style-name="Tabla379.D2" office:value-type="string">
            <text:p text:style-name="P26"><text:ruby text:style-name="Ru1"><text:ruby-base><text:span text:style-name="T2">列</text:span></text:ruby-base><text:ruby-text>れっ</text:ruby-text></text:ruby><text:ruby text:style-name="Ru1"><text:ruby-base><text:span text:style-name="T7">島</text:span></text:ruby-base><text:ruby-text>とう</text:ruby-text></text:ruby><text:span text:style-name="T9"> <text:s text:c="10"/>archipiélago</text:span></text:p>
          </table:table-cell>
        </table:table-row>
      </table:table>
      <text:p text:style-name="P1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office:value-type="string">
            <text:p text:style-name="P2">湖</text:p>
          </table:table-cell>
          <table:table-cell table:style-name="Tabla246.A1" office:value-type="string">
            <text:p text:style-name="P13">みずうみ</text:p>
          </table:table-cell>
          <table:table-cell table:style-name="Tabla246.A1" office:value-type="string">
            <text:p text:style-name="P10"><text:ruby text:style-name="Ru1"><text:ruby-base><text:span text:style-name="T13">湖</text:span></text:ruby-base><text:ruby-text>みずうみ</text:ruby-text></text:ruby><text:span text:style-name="T17"> <text:s text:c="25"/>lago</text:span></text:p>
          </table:table-cell>
          <table:table-cell table:style-name="Tabla246.D1" office:value-type="string">
            <text:p text:style-name="P10"/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12">雨</text:p>
            </table:table-cell>
            <table:table-cell table:style-name="Tabla5.A1" office:value-type="string">
              <text:p text:style-name="P13">あめ</text:p>
            </table:table-cell>
            <table:table-cell table:style-name="Tabla5.C1" office:value-type="string">
              <text:p text:style-name="P11"><text:ruby text:style-name="Ru1"><text:ruby-base><text:span text:style-name="T13">雨</text:span></text:ruby-base><text:ruby-text>あめ</text:ruby-text></text:ruby><text:span text:style-name="T17"> <text:s text:c="28"/>lluvia</text:span></text:p>
            </table:table-cell>
            <table:table-cell table:style-name="Tabla5.D1" office:value-type="string">
              <text:p text:style-name="P11"><text:ruby text:style-name="Ru1"><text:ruby-base><text:span text:style-name="T13">大</text:span></text:ruby-base><text:ruby-text>おお</text:ruby-text></text:ruby><text:ruby text:style-name="Ru1"><text:ruby-base><text:span text:style-name="T13">雨</text:span></text:ruby-base><text:ruby-text>あめ</text:ruby-text></text:ruby><text:span text:style-name="T17"> <text:s text:c="23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13">あま</text:p>
          </table:table-cell>
          <table:table-cell table:style-name="Tabla5.C2" office:value-type="string">
            <text:p text:style-name="P11"><text:ruby text:style-name="Ru1"><text:ruby-base><text:span text:style-name="T13">雨</text:span></text:ruby-base><text:ruby-text>あま</text:ruby-text></text:ruby><text:ruby text:style-name="Ru1"><text:ruby-base><text:span text:style-name="T13">水</text:span></text:ruby-base><text:ruby-text>みず</text:ruby-text></text:ruby><text:span text:style-name="T17"> <text:s text:c="9"/>agua de lluvia</text:span></text:p>
          </table:table-cell>
          <table:table-cell table:style-name="Tabla5.D2" office:value-type="string">
            <text:p text:style-name="P11"><text:ruby text:style-name="Ru1"><text:ruby-base><text:span text:style-name="T13">雨</text:span></text:ruby-base><text:ruby-text>あま</text:ruby-text></text:ruby><text:span text:style-name="T13">がさ</text:span><text:span text:style-name="T17"> <text:s text:c="14"/>paraguas</text:span></text:p>
          </table:table-cell>
        </table:table-row>
        <table:table-row>
          <table:covered-table-cell/>
          <table:table-cell table:style-name="Tabla5.B2" office:value-type="string">
            <text:p text:style-name="P13">ウ</text:p>
          </table:table-cell>
          <table:table-cell table:style-name="Tabla5.C2" office:value-type="string">
            <text:p text:style-name="P38"><text:ruby text:style-name="Ru1"><text:ruby-base><text:span text:style-name="T13">雨</text:span></text:ruby-base><text:ruby-text>う</text:ruby-text></text:ruby><text:ruby text:style-name="Ru1"><text:ruby-base><text:span text:style-name="T13">天</text:span></text:ruby-base><text:ruby-text>てん</text:ruby-text></text:ruby><text:ruby text:style-name="Ru1"><text:ruby-base><text:span text:style-name="T13">決</text:span></text:ruby-base><text:ruby-text>けっ</text:ruby-text></text:ruby><text:ruby text:style-name="Ru1"><text:ruby-base><text:span text:style-name="T13">行</text:span></text:ruby-base><text:ruby-text>こう</text:ruby-text></text:ruby><text:span text:style-name="T17"> <text:s text:c="6"/></text:span></text:p>
            <text:p text:style-name="P35"><text:s/>“se realiza aunque llueva”</text:p>
          </table:table-cell>
          <table:table-cell table:style-name="Tabla5.D2" office:value-type="string">
            <text:p text:style-name="P11"/>
          </table:table-cell>
        </table:table-row>
      </table:table>
      <text:p text:style-name="P5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12">海</text:p>
          </table:table-cell>
          <table:table-cell table:style-name="Tabla197.A1" office:value-type="string">
            <text:p text:style-name="P13">うみ</text:p>
          </table:table-cell>
          <table:table-cell table:style-name="Tabla197.A1" office:value-type="string">
            <text:p text:style-name="P10"><text:ruby text:style-name="Ru1"><text:ruby-base><text:span text:style-name="T13">海</text:span></text:ruby-base><text:ruby-text>うみ</text:ruby-text></text:ruby><text:span text:style-name="T17"> <text:s text:c="30"/>mar</text:span></text:p>
          </table:table-cell>
          <table:table-cell table:style-name="Tabla197.D1" office:value-type="string">
            <text:p text:style-name="P17"><text:s text:c="10"/></text:p>
          </table:table-cell>
        </table:table-row>
        <table:table-row>
          <table:covered-table-cell/>
          <table:table-cell table:style-name="Tabla197.B2" office:value-type="string">
            <text:p text:style-name="P23">カイ</text:p>
          </table:table-cell>
          <table:table-cell table:style-name="Tabla197.C2" office:value-type="string">
            <text:p text:style-name="P18"><text:ruby text:style-name="Ru1"><text:ruby-base><text:span text:style-name="T13">海</text:span></text:ruby-base><text:ruby-text>かい</text:ruby-text></text:ruby><text:ruby text:style-name="Ru1"><text:ruby-base><text:span text:style-name="T13">水</text:span></text:ruby-base><text:ruby-text>すい</text:ruby-text></text:ruby><text:span text:style-name="T17"> <text:s text:c="11"/>agua de mar</text:span></text:p>
          </table:table-cell>
          <table:table-cell table:style-name="Tabla197.D2" office:value-type="string">
            <text:p text:style-name="P26">　 <text:s text:c="5"/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3">山</text:p>
          </table:table-cell>
          <table:table-cell table:style-name="Tabla72.A1" office:value-type="string">
            <text:p text:style-name="P13">やま</text:p>
          </table:table-cell>
          <table:table-cell table:style-name="Tabla72.A1" office:value-type="string">
            <text:p text:style-name="P10"><text:ruby text:style-name="Ru1"><text:ruby-base><text:span text:style-name="T13">山</text:span></text:ruby-base><text:ruby-text>やま</text:ruby-text></text:ruby><text:span text:style-name="T17">　　 <text:s text:c="15"/>montaña</text:span></text:p>
          </table:table-cell>
          <table:table-cell table:style-name="Tabla72.D1" office:value-type="string">
            <text:p text:style-name="P10"><text:ruby text:style-name="Ru1"><text:ruby-base><text:span text:style-name="T13">山</text:span></text:ruby-base><text:ruby-text>やま</text:ruby-text></text:ruby><text:ruby text:style-name="Ru1"><text:ruby-base><text:span text:style-name="T13">登</text:span></text:ruby-base><text:ruby-text>のぼ</text:ruby-text></text:ruby><text:span text:style-name="T13">り</text:span><text:span text:style-name="T17"> <text:s text:c="10"/>senderismo</text:span></text:p>
          </table:table-cell>
        </table:table-row>
        <table:table-row>
          <table:covered-table-cell/>
          <table:table-cell table:style-name="Tabla72.B2" table:number-rows-spanned="2" office:value-type="string">
            <text:p text:style-name="P13">サン · ザン</text:p>
          </table:table-cell>
          <table:table-cell table:style-name="Tabla72.C2" office:value-type="string">
            <text:p text:style-name="P10"><text:span text:style-name="T13">ふじ</text:span><text:ruby text:style-name="Ru1"><text:ruby-base><text:span text:style-name="T13">山</text:span></text:ruby-base><text:ruby-text>さん</text:ruby-text></text:ruby><text:span text:style-name="T17"> <text:s text:c="10"/>monte </text:span><text:span text:style-name="T19">Fuji</text:span></text:p>
          </table:table-cell>
          <table:table-cell table:style-name="Tabla72.D2" office:value-type="string">
            <text:p text:style-name="P10"><text:ruby text:style-name="Ru1"><text:ruby-base><text:span text:style-name="T15">登</text:span></text:ruby-base><text:ruby-text>と</text:ruby-text></text:ruby><text:ruby text:style-name="Ru1"><text:ruby-base><text:span text:style-name="T15">山</text:span></text:ruby-base><text:ruby-text>ざん</text:ruby-text></text:ruby><text:span text:style-name="T18"> <text:s text:c="2"/></text:span><text:span text:style-name="T17">senderismo (formal) </text:span></text:p>
          </table:table-cell>
        </table:table-row>
        <table:table-row>
          <table:covered-table-cell/>
          <table:covered-table-cell/>
          <table:table-cell table:style-name="Tabla72.C2" office:value-type="string">
            <text:p text:style-name="P10"><text:ruby text:style-name="Ru1"><text:ruby-base><text:span text:style-name="T13">火</text:span></text:ruby-base><text:ruby-text>か</text:ruby-text></text:ruby><text:ruby text:style-name="Ru1"><text:ruby-base><text:span text:style-name="T5">山</text:span></text:ruby-base><text:ruby-text>ざん</text:ruby-text></text:ruby><text:span text:style-name="T18"> <text:s/></text:span><text:span text:style-name="T17"><text:s text:c="20"/>volcán</text:span></text:p>
          </table:table-cell>
          <table:table-cell table:style-name="Tabla72.D2" office:value-type="string">
            <text:p text:style-name="P15"/>
          </table:table-cell>
        </table:table-row>
      </table:table>
      <text:p text:style-name="P7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12">雪</text:p>
          </table:table-cell>
          <table:table-cell table:style-name="Tabla97.A1" office:value-type="string">
            <text:p text:style-name="P13">ゆき</text:p>
          </table:table-cell>
          <table:table-cell table:style-name="Tabla97.A1" office:value-type="string">
            <text:p text:style-name="P11"><text:ruby text:style-name="Ru1"><text:ruby-base><text:span text:style-name="T13">雪</text:span></text:ruby-base><text:ruby-text>ゆき</text:ruby-text></text:ruby><text:span text:style-name="T17"> <text:s text:c="28"/>nieve</text:span></text:p>
          </table:table-cell>
          <table:table-cell table:style-name="Tabla97.D1" office:value-type="string">
            <text:p text:style-name="P11"/>
          </table:table-cell>
        </table:table-row>
      </table:table>
      <text:p text:style-name="P4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12">雲</text:p>
          </table:table-cell>
          <table:table-cell table:style-name="Tabla99.A1" office:value-type="string">
            <text:p text:style-name="P13">くも</text:p>
          </table:table-cell>
          <table:table-cell table:style-name="Tabla99.A1" office:value-type="string">
            <text:p text:style-name="P11"><text:ruby text:style-name="Ru1"><text:ruby-base><text:span text:style-name="T13">雲</text:span></text:ruby-base><text:ruby-text>くも</text:ruby-text></text:ruby><text:span text:style-name="T17"> <text:s text:c="28"/>nube</text:span></text:p>
          </table:table-cell>
          <table:table-cell table:style-name="Tabla99.D1" office:value-type="string">
            <text:p text:style-name="P11"/>
          </table:table-cell>
        </table:table-row>
      </table:table>
      <text:p text:style-name="P4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table:number-rows-spanned="3" office:value-type="string">
            <text:p text:style-name="P12">波</text:p>
          </table:table-cell>
          <table:table-cell table:style-name="Tabla386.A1" table:number-rows-spanned="2" office:value-type="string">
            <text:p text:style-name="P13">なみ</text:p>
          </table:table-cell>
          <table:table-cell table:style-name="Tabla386.A1" office:value-type="string">
            <text:p text:style-name="P11"><text:ruby text:style-name="Ru1"><text:ruby-base><text:span text:style-name="T13">波</text:span></text:ruby-base><text:ruby-text>なみ</text:ruby-text></text:ruby><text:span text:style-name="T17"> <text:s text:c="31"/>ola</text:span></text:p>
          </table:table-cell>
          <table:table-cell table:style-name="Tabla386.D1" office:value-type="string">
            <text:p text:style-name="P11"><text:ruby text:style-name="Ru1"><text:ruby-base><text:span text:style-name="T13">大</text:span></text:ruby-base><text:ruby-text>おお</text:ruby-text></text:ruby><text:ruby text:style-name="Ru1"><text:ruby-base><text:span text:style-name="T13">波</text:span></text:ruby-base><text:ruby-text>なみ</text:ruby-text></text:ruby><text:span text:style-name="T17"> <text:s text:c="16"/>ola grande</text:span></text:p>
          </table:table-cell>
        </table:table-row>
        <table:table-row>
          <table:covered-table-cell/>
          <table:covered-table-cell/>
          <table:table-cell table:style-name="Tabla386.C2" office:value-type="string">
            <text:p text:style-name="P14"><text:ruby text:style-name="Ru1"><text:ruby-base>小</text:ruby-base><text:ruby-text>さざ</text:ruby-text></text:ruby><text:ruby text:style-name="Ru1"><text:ruby-base>波</text:ruby-base><text:ruby-text>なみ</text:ruby-text></text:ruby><text:span text:style-name="T20">　　 <text:s text:c="4"/>ola pequeña</text:span></text:p>
          </table:table-cell>
          <table:table-cell table:style-name="Tabla386.D2" office:value-type="string">
            <text:p text:style-name="P11"/>
          </table:table-cell>
        </table:table-row>
        <table:table-row>
          <table:covered-table-cell/>
          <table:table-cell table:style-name="Tabla386.C2" office:value-type="string">
            <text:p text:style-name="P13">パ</text:p>
          </table:table-cell>
          <table:table-cell table:style-name="Tabla386.C2" office:value-type="string">
            <text:p text:style-name="P11"><text:ruby text:style-name="Ru1"><text:ruby-base><text:span text:style-name="T13">電</text:span></text:ruby-base><text:ruby-text>でん</text:ruby-text></text:ruby><text:ruby text:style-name="Ru1"><text:ruby-base><text:span text:style-name="T13">波</text:span></text:ruby-base><text:ruby-text>ぱ</text:ruby-text></text:ruby><text:span text:style-name="T17"> <text:s/></text:span></text:p>
            <text:p text:style-name="P15"><text:s text:c="2"/>ondas electromagnéticas</text:p>
          </table:table-cell>
          <table:table-cell table:style-name="Tabla386.D2" office:value-type="string">
            <text:p text:style-name="P11"/>
          </table:table-cell>
        </table:table-row>
      </table:table>
      <text:p text:style-name="P4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">石</text:p>
          </table:table-cell>
          <table:table-cell table:style-name="Tabla76.A1" office:value-type="string">
            <text:p text:style-name="P13">いし</text:p>
          </table:table-cell>
          <table:table-cell table:style-name="Tabla76.C1" office:value-type="string">
            <text:p text:style-name="P10"><text:ruby text:style-name="Ru1"><text:ruby-base><text:span text:style-name="T13">石</text:span></text:ruby-base><text:ruby-text>いし</text:ruby-text></text:ruby><text:span text:style-name="T17"> <text:s text:c="27"/>piedra</text:span></text:p>
          </table:table-cell>
          <table:table-cell table:style-name="Tabla76.D1" office:value-type="string">
            <text:p text:style-name="P10"/>
          </table:table-cell>
        </table:table-row>
        <table:table-row>
          <table:covered-table-cell/>
          <table:table-cell table:style-name="Tabla76.B2" office:value-type="string">
            <text:p text:style-name="P30">セキ</text:p>
          </table:table-cell>
          <table:table-cell table:style-name="Tabla76.C2" office:value-type="string">
            <text:p text:style-name="P31"><text:ruby text:style-name="Ru1"><text:ruby-base><text:span text:style-name="T13">化</text:span></text:ruby-base><text:ruby-text>か</text:ruby-text></text:ruby><text:ruby text:style-name="Ru1"><text:ruby-base><text:span text:style-name="T13">石</text:span></text:ruby-base><text:ruby-text>せき</text:ruby-text></text:ruby><text:span text:style-name="T17"> <text:s text:c="26"/>fósil</text:span></text:p>
          </table:table-cell>
          <table:table-cell table:style-name="Tabla76.D2" office:value-type="string">
            <text:p text:style-name="P10"/>
          </table:table-cell>
        </table:table-row>
      </table:table>
      <text:p text:style-name="P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">川</text:p>
          </table:table-cell>
          <table:table-cell table:style-name="Tabla73.A1" office:value-type="string">
            <text:p text:style-name="P13">かわ · がわ</text:p>
          </table:table-cell>
          <table:table-cell table:style-name="Tabla73.A1" office:value-type="string">
            <text:p text:style-name="P10"><text:ruby text:style-name="Ru1"><text:ruby-base><text:span text:style-name="T13">川</text:span></text:ruby-base><text:ruby-text>かわ</text:ruby-text></text:ruby><text:span text:style-name="T17"> <text:s text:c="32"/>río</text:span></text:p>
          </table:table-cell>
          <table:table-cell table:style-name="Tabla73.D1" office:value-type="string">
            <text:p text:style-name="P34"><text:ruby text:style-name="Ru1"><text:ruby-base><text:span text:style-name="T16">小</text:span></text:ruby-base><text:ruby-text>お</text:ruby-text></text:ruby><text:ruby text:style-name="Ru1"><text:ruby-base><text:span text:style-name="T13">川</text:span></text:ruby-base><text:ruby-text>がわ</text:ruby-text></text:ruby><text:span text:style-name="T17"> <text:s text:c="19"/>riachuelo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12">岩</text:p>
          </table:table-cell>
          <table:table-cell table:style-name="Tabla101.A1" office:value-type="string">
            <text:p text:style-name="P13">いわ</text:p>
          </table:table-cell>
          <table:table-cell table:style-name="Tabla101.C1" office:value-type="string">
            <text:p text:style-name="P10"><text:ruby text:style-name="Ru1"><text:ruby-base><text:span text:style-name="T13">岩</text:span></text:ruby-base><text:ruby-text>いわ</text:ruby-text></text:ruby><text:span text:style-name="T17"> <text:s text:c="30"/>roca</text:span></text:p>
          </table:table-cell>
          <table:table-cell table:style-name="Tabla101.D1" office:value-type="string">
            <text:p text:style-name="P10"><text:ruby text:style-name="Ru1"><text:ruby-base><text:span text:style-name="T13">岩</text:span></text:ruby-base><text:ruby-text>いわ</text:ruby-text></text:ruby><text:ruby text:style-name="Ru1"><text:ruby-base><text:span text:style-name="T13">場</text:span></text:ruby-base><text:ruby-text>ば</text:ruby-text></text:ruby><text:span text:style-name="T17"> <text:s text:c="14"/>zona rocosa</text:span></text:p>
          </table:table-cell>
        </table:table-row>
        <table:table-row>
          <table:covered-table-cell/>
          <table:table-cell table:style-name="Tabla101.B2" office:value-type="string">
            <text:p text:style-name="P13">ガン</text:p>
          </table:table-cell>
          <table:table-cell table:style-name="Tabla101.B2" office:value-type="string">
            <text:p text:style-name="P31"><text:ruby text:style-name="Ru1"><text:ruby-base><text:span text:style-name="T13">岩</text:span></text:ruby-base><text:ruby-text>がん</text:ruby-text></text:ruby><text:ruby text:style-name="Ru1"><text:ruby-base><text:span text:style-name="T13">石</text:span></text:ruby-base><text:ruby-text>せき</text:ruby-text></text:ruby><text:span text:style-name="T17"> <text:s text:c="10"/>roca (técnico)</text:span></text:p>
          </table:table-cell>
          <table:table-cell table:style-name="Tabla101.D2" office:value-type="string">
            <text:p text:style-name="P31"/>
          </table:table-cell>
        </table:table-row>
      </table:table>
      <text:p text:style-name="P4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12">地</text:p>
          </table:table-cell>
          <table:table-cell table:style-name="Tabla102.A1" table:number-rows-spanned="2" office:value-type="string">
            <text:p text:style-name="P22">チ</text:p>
          </table:table-cell>
          <table:table-cell table:style-name="Tabla102.C1" office:value-type="string">
            <text:p text:style-name="P19"><text:ruby text:style-name="Ru1"><text:ruby-base><text:span text:style-name="T13">地</text:span></text:ruby-base><text:ruby-text>ち</text:ruby-text></text:ruby><text:span text:style-name="T1"> <text:s text:c="23"/></text:span><text:span text:style-name="T22">suelo</text:span></text:p>
          </table:table-cell>
          <table:table-cell table:style-name="Tabla102.D1" office:value-type="string">
            <text:p text:style-name="P19"><text:ruby text:style-name="Ru1"><text:ruby-base><text:span text:style-name="T13">地</text:span></text:ruby-base><text:ruby-text>ち</text:ruby-text></text:ruby><text:ruby text:style-name="Ru1"><text:ruby-base><text:span text:style-name="T13">上</text:span></text:ruby-base><text:ruby-text>じょう</text:ruby-text></text:ruby><text:span text:style-name="T17"> <text:s text:c="11"/></text:span></text:p>
            <text:p text:style-name="P25"><text:s text:c="8"/>“por encima del suelo”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9"><text:ruby text:style-name="Ru1"><text:ruby-base><text:span text:style-name="T13">土</text:span></text:ruby-base><text:ruby-text>と</text:ruby-text></text:ruby><text:ruby text:style-name="Ru1"><text:ruby-base><text:span text:style-name="T13">地</text:span></text:ruby-base><text:ruby-text>ち</text:ruby-text></text:ruby><text:span text:style-name="T17"> <text:s text:c="19"/>terrenos</text:span></text:p>
          </table:table-cell>
          <table:table-cell table:style-name="Tabla102.D2" office:value-type="string">
            <text:p text:style-name="P19"><text:ruby text:style-name="Ru1"><text:ruby-base><text:span text:style-name="T13">地</text:span></text:ruby-base><text:ruby-text>ち</text:ruby-text></text:ruby><text:ruby text:style-name="Ru1"><text:ruby-base><text:span text:style-name="T13">区</text:span></text:ruby-base><text:ruby-text>く</text:ruby-text></text:ruby><text:span text:style-name="T11"> <text:s text:c="24"/>barrio </text:span></text:p>
          </table:table-cell>
        </table:table-row>
        <table:table-row>
          <table:covered-table-cell/>
          <table:table-cell table:style-name="Tabla102.B3" office:value-type="string">
            <text:p text:style-name="P22">ジ</text:p>
          </table:table-cell>
          <table:table-cell table:style-name="Tabla102.C2" office:value-type="string">
            <text:p text:style-name="P19"><text:ruby text:style-name="Ru1"><text:ruby-base><text:span text:style-name="T13">地</text:span></text:ruby-base><text:ruby-text>じ</text:ruby-text></text:ruby><text:ruby text:style-name="Ru1"><text:ruby-base><text:span text:style-name="T13">面</text:span></text:ruby-base><text:ruby-text>めん</text:ruby-text></text:ruby><text:span text:style-name="T17"> <text:s text:c="17"/>(el) suelo　</text:span></text:p>
          </table:table-cell>
          <table:table-cell table:style-name="Tabla102.D2" office:value-type="string">
            <text:p text:style-name="P28"/>
          </table:table-cell>
        </table:table-row>
      </table:table>
      <text:p text:style-name="P4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12">谷</text:p>
          </table:table-cell>
          <table:table-cell table:style-name="Tabla152.A1" office:value-type="string">
            <text:p text:style-name="P22">たに</text:p>
          </table:table-cell>
          <table:table-cell table:style-name="Tabla152.A1" office:value-type="string">
            <text:p text:style-name="P10"><text:ruby text:style-name="Ru1"><text:ruby-base><text:span text:style-name="T13">谷</text:span></text:ruby-base><text:ruby-text>たに</text:ruby-text></text:ruby><text:span text:style-name="T17"> <text:s text:c="29"/>valle</text:span></text:p>
          </table:table-cell>
          <table:table-cell table:style-name="Tabla152.D1" office:value-type="string">
            <text:p text:style-name="P16"><text:ruby text:style-name="Ru1"><text:ruby-base><text:span text:style-name="T13">谷</text:span></text:ruby-base><text:ruby-text>たに</text:ruby-text></text:ruby><text:ruby text:style-name="Ru1"><text:ruby-base><text:span text:style-name="T5">川</text:span></text:ruby-base><text:ruby-text>がわ</text:ruby-text></text:ruby><text:span text:style-name="T17"> <text:s text:c="13"/>valle con río</text:span></text:p>
          </table:table-cell>
        </table:table-row>
      </table:table>
      <text:p text:style-name="P4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12">汽</text:p>
          </table:table-cell>
          <table:table-cell table:style-name="Tabla232.A1" office:value-type="string">
            <text:p text:style-name="P22">キ</text:p>
          </table:table-cell>
          <table:table-cell table:style-name="Tabla232.A1" office:value-type="string">
            <text:p text:style-name="P7"><text:ruby text:style-name="Ru1"><text:ruby-base><text:span text:style-name="T13">汽</text:span></text:ruby-base><text:ruby-text>き</text:ruby-text></text:ruby><text:span text:style-name="T11"> <text:s text:c="26"/></text:span><text:span text:style-name="T23">vapor</text:span></text:p>
          </table:table-cell>
          <table:table-cell table:style-name="Tabla232.D1" office:value-type="string">
            <text:p text:style-name="P20"><text:ruby text:style-name="Ru1"><text:ruby-base><text:span text:style-name="T13">汽</text:span></text:ruby-base><text:ruby-text>き</text:ruby-text></text:ruby><text:ruby text:style-name="Ru1"><text:ruby-base><text:span text:style-name="T13">船</text:span></text:ruby-base><text:ruby-text>せん</text:ruby-text></text:ruby><text:span text:style-name="T17"> <text:s text:c="9"/>barco de vapor</text:span></text:p>
          </table:table-cell>
        </table:table-row>
      </table:table>
      <text:p text:style-name="P27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12">風</text:p>
          </table:table-cell>
          <table:table-cell table:style-name="Tabla202.A1" office:value-type="string">
            <text:p text:style-name="P22">かぜ</text:p>
          </table:table-cell>
          <table:table-cell table:style-name="Tabla202.C1" office:value-type="string">
            <text:p text:style-name="P11"><text:ruby text:style-name="Ru1"><text:ruby-base><text:span text:style-name="T13">風</text:span></text:ruby-base><text:ruby-text>かぜ</text:ruby-text></text:ruby><text:span text:style-name="T17"> <text:s text:c="26"/>viento</text:span></text:p>
          </table:table-cell>
          <table:table-cell table:style-name="Tabla202.D1" office:value-type="string">
            <text:p text:style-name="P16"/>
          </table:table-cell>
        </table:table-row>
        <table:table-row>
          <table:covered-table-cell/>
          <table:table-cell table:style-name="Tabla202.B2" office:value-type="string">
            <text:p text:style-name="P22">カ</text:p>
          </table:table-cell>
          <table:table-cell table:style-name="Tabla202.C2" office:value-type="string">
            <text:p text:style-name="P19"><text:ruby text:style-name="Ru1"><text:ruby-base><text:span text:style-name="T5">風</text:span></text:ruby-base><text:ruby-text>か</text:ruby-text></text:ruby><text:span text:style-name="T3">ぜ</text:span><text:span text:style-name="T17"> <text:s text:c="18"/>resfriado</text:span></text:p>
          </table:table-cell>
          <table:table-cell table:style-name="Tabla202.D2" office:value-type="string">
            <text:p text:style-name="P19"/>
          </table:table-cell>
        </table:table-row>
        <table:table-row>
          <table:covered-table-cell/>
          <table:table-cell table:style-name="Tabla202.B2" office:value-type="string">
            <text:p text:style-name="P23">フウ</text:p>
          </table:table-cell>
          <table:table-cell table:style-name="Tabla202.C2" office:value-type="string">
            <text:p text:style-name="P19"><text:ruby text:style-name="Ru1"><text:ruby-base><text:span text:style-name="T13">風</text:span></text:ruby-base><text:ruby-text>ふう</text:ruby-text></text:ruby><text:ruby text:style-name="Ru1"><text:ruby-base><text:span text:style-name="T13">車</text:span></text:ruby-base><text:ruby-text>しゃ</text:ruby-text></text:ruby><text:span text:style-name="T17"> <text:s text:c="21"/>molino</text:span></text:p>
          </table:table-cell>
          <table:table-cell table:style-name="Tabla202.D2" office:value-type="string">
            <text:p text:style-name="P19"><text:ruby text:style-name="Ru1"><text:ruby-base><text:span text:style-name="T13">風</text:span></text:ruby-base><text:ruby-text>ふう</text:ruby-text></text:ruby><text:ruby text:style-name="Ru1"><text:ruby-base><text:span text:style-name="T13">力</text:span></text:ruby-base><text:ruby-text>りょく</text:ruby-text></text:ruby><text:span text:style-name="T17"> <text:s text:c="8"/>energía eólica</text:span></text:p>
          </table:table-cell>
        </table:table-row>
      </table:table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Lucida Sans1" svg:font-family="'Lucida Sans'"/>
    <style:font-face style:name="OpenSymbol" svg:font-family="OpenSymbol"/>
    <style:font-face style:name="SimSun" svg:font-family="SimSun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7</meta:editing-cycles>
    <meta:editing-duration>P11DT19H11M19S</meta:editing-duration>
    <dc:date>2014-05-06T18:37:20</dc:date>
    <meta:print-date>2014-03-17T23:59:17</meta:print-date>
    <dc:creator>manu tero</dc:creator>
    <meta:printed-by>manu tero</meta:printed-by>
    <meta:document-statistic meta:table-count="20" meta:image-count="0" meta:object-count="0" meta:page-count="2" meta:paragraph-count="127" meta:word-count="313" meta:character-count="1999"/>
  </office:meta>
</office:document-meta>
</file>